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Book" svg:font-family="GothamBook, 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4f4f4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4f4f4" fo:padding="0cm" fo:border="none"/>
      <style:text-properties fo:font-variant="normal" fo:text-transform="none" fo:color="#464646" style:font-name="GothamBook" fo:font-size="9.75pt" fo:letter-spacing="normal" fo:font-style="normal" fo:font-weight="normal" fo:background-color="#ffffff" loext:padding="0cm" loext:border="none"/>
    </style:style>
    <style:style style:name="P2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464646" style:font-name="GothamBook" fo:font-size="19.5pt" fo:letter-spacing="normal" fo:font-style="normal" fo:font-weight="bold"/>
    </style:style>
    <style:style style:name="P3" style:family="paragraph" style:parent-style-name="Heading_20_2">
      <loext:graphic-properties draw:fill="none" draw:fill-color="#ffffff"/>
      <style:paragraph-properties fo:margin-left="0cm" fo:margin-right="0cm" fo:margin-top="0cm" fo:margin-bottom="0cm" loext:contextual-spacing="false" fo:orphans="2" fo:widows="2" fo:text-indent="0cm" style:auto-text-indent="false" fo:background-color="transparent" fo:padding="0cm" fo:border="none"/>
      <style:text-properties fo:font-variant="normal" fo:text-transform="none" fo:color="#464646" style:font-name="GothamBook" fo:font-size="19.5pt" fo:letter-spacing="normal" fo:font-style="normal" fo:font-weight="bold" fo:background-color="transparent" loext:padding="0cm" loext:border="none"/>
    </style:style>
    <style:style style:name="P4" style:family="paragraph" style:parent-style-name="Preformatted_20_Text">
      <loext:graphic-properties draw:fill="solid" draw:fill-color="#f4f4f4" draw:opacity="100%"/>
      <style:paragraph-properties fo:margin-top="0cm" fo:margin-bottom="0cm" loext:contextual-spacing="false" fo:orphans="2" fo:widows="2" fo:background-color="#f4f4f4" fo:padding="0cm" fo:border="none"/>
      <style:text-properties fo:font-variant="normal" fo:text-transform="none" fo:color="#464646" fo:letter-spacing="normal" fo:background-color="#ffffff" loext:padding="0cm" loext:border="none"/>
    </style:style>
    <style:style style:name="P5" style:family="paragraph" style:parent-style-name="Preformatted_20_Text">
      <loext:graphic-properties draw:fill="solid" draw:fill-color="#f4f4f4" draw:opacity="100%"/>
      <style:paragraph-properties fo:margin-top="0cm" fo:margin-bottom="0cm" loext:contextual-spacing="false" fo:orphans="2" fo:widows="2" fo:background-color="#f4f4f4" fo:padding="0cm" fo:border="none"/>
      <style:text-properties fo:font-variant="normal" fo:text-transform="none" fo:color="#464646" style:font-name="GothamBook" fo:font-size="9.75pt" fo:letter-spacing="normal" fo:font-style="normal" fo:font-weight="normal" fo:background-color="#ffffff" loext:padding="0cm" loext:border="none"/>
    </style:style>
    <style:style style:name="P6" style:family="paragraph" style:parent-style-name="Heading_20_2">
      <style:text-properties fo:font-variant="normal" fo:text-transform="none" fo:color="#464646" style:font-name="GothamBook" fo:font-size="19.5pt" fo:letter-spacing="normal" fo:font-style="normal" fo:font-weight="bold"/>
    </style:style>
    <style:style style:name="P7" style:family="paragraph" style:parent-style-name="Text_20_body">
      <style:text-properties officeooo:rsid="00062f1e" officeooo:paragraph-rsid="00062f1e"/>
    </style:style>
    <style:style style:name="P8" style:family="paragraph" style:parent-style-name="Text_20_body">
      <style:text-properties officeooo:paragraph-rsid="00062f1e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text-properties fo:font-size="12pt" officeooo:paragraph-rsid="00062f1e" style:font-size-asian="12pt" style:font-size-complex="12pt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officeooo:paragraph-rsid="0009e78f"/>
    </style:style>
    <style:style style:name="P13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size="19.5pt"/>
    </style:style>
    <style:style style:name="T1" style:family="text">
      <style:text-properties officeooo:rsid="00062f1e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09e78f"/>
    </style:style>
    <style:style style:name="T4" style:family="text">
      <style:text-properties fo:font-style="normal" fo:font-weight="normal" officeooo:rsid="000c3e47"/>
    </style:style>
    <style:style style:name="T5" style:family="text">
      <style:text-properties fo:font-size="9.75pt" fo:font-style="normal" fo:font-weight="normal"/>
    </style:style>
    <style:style style:name="T6" style:family="text">
      <style:text-properties style:font-name="GothamBook" fo:font-size="9.75pt" fo:font-style="normal" fo:font-weight="normal"/>
    </style:style>
    <style:style style:name="T7" style:family="text">
      <style:text-properties style:font-name="GothamBook" fo:font-style="normal" fo:font-weight="normal"/>
    </style:style>
    <style:style style:name="T8" style:family="text">
      <style:text-properties fo:font-size="12pt" fo:font-style="normal" fo:font-weight="normal" style:font-size-asian="12pt" style:font-size-complex="12pt"/>
    </style:style>
    <style:style style:name="T9" style:family="text">
      <style:text-properties fo:font-size="12pt" fo:font-style="normal" fo:font-weight="normal" style:font-size-asian="10.5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09e78f"/>
    </style:style>
    <style:style style:name="T12" style:family="text">
      <style:text-properties fo:font-variant="normal" fo:text-transform="none" fo:color="#464646" style:font-name="GothamBook" fo:font-size="19.5pt" fo:letter-spacing="normal" fo:font-style="normal" fo:font-weight="bold" fo:background-color="transparent" loext:char-shading-value="0" loext:padding="0cm" loext:border="none"/>
    </style:style>
    <style:style style:name="T13" style:family="text">
      <style:text-properties fo:font-variant="normal" fo:text-transform="none" fo:color="#464646" style:font-name="GothamBook" fo:font-size="19.5pt" fo:letter-spacing="normal" fo:font-style="normal" fo:font-weight="bold" officeooo:rsid="0009e78f" fo:background-color="transparent" loext:char-shading-value="0" loext:padding="0cm" loext:border="none"/>
    </style:style>
    <style:style style:name="T14" style:family="text">
      <style:text-properties fo:font-variant="normal" fo:text-transform="none" fo:color="#464646" style:font-name="GothamBook" fo:letter-spacing="normal" fo:font-style="normal" fo:font-weight="bold"/>
    </style:style>
    <style:style style:name="T15" style:family="text">
      <style:text-properties fo:font-variant="normal" fo:text-transform="none" fo:color="#464646" style:font-name="GothamBook" fo:letter-spacing="normal" fo:font-style="normal" fo:font-weight="bold" officeooo:rsid="0009e7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">1. </text:span>JavaScript</text:h>
      <text:p text:style-name="Text_20_body">document.write('Hello, world!');</text:p>
      <text:h text:style-name="P2" text:outline-level="2"><text:span text:style-name="T1">2</text:span>. C</text:h>
      <text:p text:style-name="P8">#include </text:p>
      <text:p text:style-name="P8">int main(void)</text:p>
      <text:p text:style-name="Text_20_body"><text:s text:c="2"/>{</text:p>
      <text:p text:style-name="Text_20_body"><text:tab/> <text:span text:style-name="T8">puts("Hello, world!")</text:span><text:span text:style-name="T9">;</text:span></text:p>
      <text:p text:style-name="Text_20_body"><text:s text:c="2"/>}</text:p>
      <text:h text:style-name="P2" text:outline-level="2"><text:span text:style-name="T1">3</text:span>. C++</text:h>
      <text:p text:style-name="P9">#include </text:p>
      <text:p text:style-name="P9">int main()</text:p>
      <text:p text:style-name="P9"><text:s text:c="2"/>{</text:p>
      <text:p text:style-name="P9"><text:s/><text:tab/><text:span text:style-name="T2">std::cout &lt;&lt; "Hello, world!</text:span>";</text:p>
      <text:p text:style-name="P9"><text:s/><text:tab/><text:span text:style-name="T2">return 0;</text:span></text:p>
      <text:p text:style-name="P9"><text:s text:c="2"/>}</text:p>
      <text:h text:style-name="P2" text:outline-level="2"><text:span text:style-name="T1">4</text:span>. C#</text:h>
      <text:p text:style-name="P9">using System;</text:p>
      <text:p text:style-name="P9">class Program</text:p>
      <text:p text:style-name="P10">{</text:p>
      <text:p text:style-name="P10"><text:s/><text:span text:style-name="T2">public static void Main(string[] args)</text:span></text:p>
      <text:p text:style-name="P9"><text:s text:c="3"/><text:span text:style-name="T2">{</text:span></text:p>
      <text:p text:style-name="P9"><text:s/><text:tab/><text:span text:style-name="T2">Console.WriteLine("Hello, world!");</text:span></text:p>
      <text:p text:style-name="P9"><text:s text:c="3"/><text:span text:style-name="T2">}</text:span></text:p>
      <text:p text:style-name="Text_20_body"><text:span text:style-name="T10">}</text:span></text:p>
      <text:h text:style-name="P2" text:outline-level="2"><text:span text:style-name="T1">5</text:span>. Clipper</text:h>
      <text:p text:style-name="Text_20_body">? "Hello World"</text:p>
      <text:h text:style-name="P2" text:outline-level="2"><text:span text:style-name="T1">6</text:span>. CoffeeScript</text:h>
      <text:p text:style-name="Text_20_body">console.log 'Hello, world!'</text:p>
      <text:p text:style-name="Text_20_body"/>
      <text:h text:style-name="P2" text:outline-level="2"><text:soft-page-break/><text:span text:style-name="T1">7</text:span>. Delphi</text:h>
      <text:p text:style-name="P9">program HelloWorld;</text:p>
      <text:p text:style-name="P9">begin</text:p>
      <text:p text:style-name="P9"><text:s text:c="2"/><text:span text:style-name="T2">Writeln('Hello, world!');</text:span></text:p>
      <text:p text:style-name="Text_20_body"><text:span text:style-name="T10">end.</text:span></text:p>
      <text:h text:style-name="P13" text:outline-level="2"><text:span text:style-name="T15">8</text:span><text:span text:style-name="T14">. Java</text:span></text:h>
      <text:p text:style-name="P9">public class HelloWorld {</text:p>
      <text:p text:style-name="P9"><text:span text:style-name="T2"><text:s text:c="4"/>public static void main(String[] args) {</text:span></text:p>
      <text:p text:style-name="P9"><text:span text:style-name="T2"><text:tab/></text:span><text:span text:style-name="T4">System.out</text:span><text:span text:style-name="T3">.print</text:span><text:span text:style-name="T4">In</text:span><text:span text:style-name="T3">(“Hello World!”);</text:span></text:p>
      <text:p text:style-name="P9"><text:span text:style-name="T2">}</text:span></text:p>
      <text:p text:style-name="Text_20_body"><text:span text:style-name="T10">}</text:span></text:p>
      <text:h text:style-name="P2" text:outline-level="2"><text:span text:style-name="T11">9</text:span>. jQuery</text:h>
      <text:p text:style-name="Text_20_body">$("body").append("Hello world!");</text:p>
      <text:h text:style-name="P2" text:outline-level="2"><text:span text:style-name="T11">10</text:span>. Julia</text:h>
      <text:p text:style-name="Text_20_body">println("Hello world!")</text:p>
      <text:h text:style-name="P2" text:outline-level="2">1<text:span text:style-name="T11">1</text:span>. Logo</text:h>
      <text:p text:style-name="Text_20_body">print [Hello, world!]</text:p>
      <text:h text:style-name="P2" text:outline-level="2">1<text:span text:style-name="T11">2</text:span>. MatLab</text:h>
      <text:p text:style-name="Text_20_body">disp('Hello, world!')</text:p>
      <text:h text:style-name="P2" text:outline-level="2">1<text:span text:style-name="T11">3</text:span>. Objective-C</text:h>
      <text:p text:style-name="P9">#import </text:p>
      <text:p text:style-name="P9">int main(void)</text:p>
      <text:p text:style-name="P9">{</text:p>
      <text:p text:style-name="P9"><text:s text:c="4"/><text:span text:style-name="T2">NSLog(@"Hello, world!</text:span>");</text:p>
      <text:p text:style-name="P9"><text:s text:c="4"/><text:span text:style-name="T2">return 0;</text:span></text:p>
      <text:p text:style-name="P9">}</text:p>
      <text:h text:style-name="P2" text:outline-level="2">1<text:span text:style-name="T11">4</text:span>. Pascal</text:h>
      <text:p text:style-name="P9">program HelloWorld;</text:p>
      <text:p text:style-name="P9">begin</text:p>
      <text:p text:style-name="P9"><text:s text:c="2"/><text:span text:style-name="T2">WriteLn('Hello, world!');</text:span></text:p>
      <text:p text:style-name="P9">end.</text:p>
      <text:h text:style-name="P2" text:outline-level="2"><text:soft-page-break/>1<text:span text:style-name="T11">5</text:span>. Perl 5</text:h>
      <text:p text:style-name="P12">print "Hello, world!";</text:p>
      <text:p text:style-name="P12"><text:span text:style-name="T13">16</text:span><text:span text:style-name="T12">. Python</text:span></text:p>
      <text:p text:style-name="Text_20_body">print "Hello, world!"</text:p>
      <text:h text:style-name="P3" text:outline-level="2"><text:span text:style-name="T11">17</text:span>. R</text:h>
      <text:p text:style-name="Text_20_body">cat('Hello, world!')</text:p>
      <text:h text:style-name="P3" text:outline-level="2"><text:span text:style-name="T11">18</text:span>. Ruby</text:h>
      <text:p text:style-name="Text_20_body">puts "Hello, world!"</text:p>
      <text:h text:style-name="P3" text:outline-level="2"><text:span text:style-name="T11">19</text:span>. Swift</text:h>
      <text:p text:style-name="Text_20_body">println("Hello, world!")</text:p>
      <text:h text:style-name="P3" text:outline-level="2"><text:span text:style-name="T11">20</text:span>. VBScript</text:h>
      <text:p text:style-name="Text_20_body">MsgBox "Hello, World!"</text:p>
      <text:h text:style-name="P3" text:outline-level="2">2<text:span text:style-name="T11">1</text:span>. Visual Basic .NET</text:h>
      <text:p text:style-name="P9">Module Module1</text:p>
      <text:p text:style-name="P9"><text:s text:c="4"/><text:span text:style-name="T7">Sub Main()</text:span></text:p>
      <text:p text:style-name="P9"><text:s text:c="8"/><text:span text:style-name="T7">Console.WriteLine("Hello, world!")</text:span></text:p>
      <text:p text:style-name="P9"><text:s text:c="4"/><text:span text:style-name="T7">End Sub</text:span></text:p>
      <text:p text:style-name="P9">End Module</text:p>
      <text:h text:style-name="P3" text:outline-level="2">2<text:span text:style-name="T11">2</text:span>. XSLT</text:h>
      <text:p text:style-name="Text_20_body"><text:s text:c="6"/><text:span text:style-name="T6">Hello World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Book" svg:font-family="GothamBook, 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14:11.537692239</meta:creation-date>
    <dc:date>2019-09-14T18:46:36.711962076</dc:date>
    <meta:editing-duration>PT3M40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3" meta:paragraph-count="79" meta:word-count="160" meta:character-count="1136" meta:non-whitespace-character-count="990"/>
  </office:meta>
</office:document-meta>
</file>